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6B6F24679D659E1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4.5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2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25cm" fo:min-width="4.5cm"/>
    </style:style>
    <style:style style:name="gr6" style:family="graphic" style:parent-style-name="standard">
      <style:graphic-properties draw:fill-color="#66cc00" draw:textarea-horizontal-align="justify" draw:textarea-vertical-align="middle" draw:auto-grow-height="false" fo:min-height="4.17cm" fo:min-width="3.9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withoutfill">
      <style:graphic-properties svg:stroke-width="0.081cm" svg:stroke-color="#006600" draw:marker-start="Arrow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3333" draw:marker-start="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1.73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5.5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5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8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textarea-horizontal-align="justify" draw:textarea-vertical-align="middle" draw:auto-grow-height="false" fo:min-height="4.75cm" fo:min-width="12.5cm"/>
    </style:style>
    <style:style style:name="gr22" style:family="graphic" style:parent-style-name="standard">
      <style:graphic-properties draw:textarea-horizontal-align="justify" draw:textarea-vertical-align="middle" draw:auto-grow-height="false" fo:min-height="1.25cm" fo:min-width="8cm"/>
    </style:style>
    <style:style style:name="gr23" style:family="graphic" style:parent-style-name="objectwithoutfill">
      <style:graphic-properties draw:marker-start="" draw:marker-start-width="0.3cm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2.226cm" fo:min-width="6.572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1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vertical-align="top" draw:auto-grow-height="true" fo:min-height="16.255cm"/>
    </style:style>
    <style:style style:name="pr4" style:family="presentation" style:parent-style-name="Default-subtitle">
      <style:graphic-properties draw:fill-color="#ffffff" draw:textarea-vertical-align="middle" draw:auto-grow-height="true" fo:min-height="16.255cm"/>
    </style:style>
    <style:style style:name="pr5" style:family="presentation" style:parent-style-name="Default-subtitle">
      <style:graphic-properties draw:fill-color="#ffffff" draw:auto-grow-height="true" fo:min-height="1.663cm"/>
    </style:style>
    <style:style style:name="pr6" style:family="presentation" style:parent-style-name="Default-subtitle">
      <style:graphic-properties draw:fill-color="#ffffff" draw:auto-grow-height="true" fo:min-height="1.163cm"/>
    </style:style>
    <style:style style:name="P1" style:family="paragraph">
      <style:text-properties fo:font-size="66pt" fo:font-weight="bold"/>
    </style:style>
    <style:style style:name="P2" style:family="paragraph">
      <loext:graphic-properties draw:fill-color="#ffffff"/>
      <style:text-properties fo:font-size="44pt" fo:font-weight="bold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cccccc"/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48pt" fo:font-weight="bold"/>
    </style:style>
    <style:style style:name="P10" style:family="paragraph">
      <loext:graphic-properties draw:fill-color="#66cc00"/>
      <style:paragraph-properties fo:text-align="center"/>
      <style:text-properties fo:font-size="48pt" fo:font-weight="bold" style:font-size-asian="48pt" style:font-size-complex="4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28pt" fo:font-weight="bold"/>
    </style:style>
    <style:style style:name="P14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="none"/>
      <style:paragraph-properties fo:text-align="center"/>
      <style:text-properties fo:font-size="3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style="italic" style:font-size-asian="44pt" style:font-style-asian="italic" style:font-size-complex="44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7.361cm" svg:x="1.301cm" svg:y="0.188cm" presentation:class="subtitle" presentation:user-transformed="true">
          <draw:text-box>
            <text:p text:style-name="P1"><text:span text:style-name="T1">Концепция</text:span><text:span text:style-name="T2"> </text:span></text:p>
            <text:p text:style-name="P1"><text:span text:style-name="T2"/></text:p>
            <text:p text:style-name="P1"><text:span text:style-name="T2">Системы <text:s/>оперативного учета товарно материальных ценностейУчета (СОУМЦ)</text:span></text:p>
            <text:p text:style-name="P1"><text:span text:style-name="T2"/></text:p>
            <text:p text:style-name="P1"><text:span text:style-name="T3">Operational inventory system (OIS)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5" draw:layer="layout" svg:width="25.199cm" svg:height="16.255cm" svg:x="1.401cm" svg:y="2.373cm" presentation:class="subtitle" presentation:user-transformed="true">
          <draw:text-box>
            <text:p text:style-name="P4">Сокращения и определения:</text:p>
            <text:p text:style-name="P4"/>
            <text:p text:style-name="P4"><text:span text:style-name="T5"><text:tab/></text:span><text:span text:style-name="T5">Материальная ценность (МЦ)</text:span><text:span text:style-name="T6"> – ценности в вещественной форме, в виде имущества, товаров, предметов...</text:span></text:p>
            <text:p text:style-name="P4"><text:span text:style-name="T6"/></text:p>
            <text:p text:style-name="P4"><text:span text:style-name="T5"><text:tab/></text:span><text:span text:style-name="T5">Оперативный учет (ОУ) МЦ</text:span><text:span text:style-name="T6"> – это система текущего наблюдения и <text:s/>контроля за МЦ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5" draw:layer="layout" svg:width="25.199cm" svg:height="16.255cm" svg:x="1.4cm" svg:y="0.837cm" presentation:class="subtitle">
          <draw:text-box>
            <text:p text:style-name="P4"><text:span text:style-name="T7">Цель OIS:</text:span></text:p>
            <text:p text:style-name="P4"/>
            <text:p text:style-name="P6"><text:tab/>Обеспечение оперативного учета (ОУ) материальных ценностей (МЦ) </text:p>
            <text:p text:style-name="P6">на предприятия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custom-shape draw:style-name="gr2" draw:text-style-name="P7" xml:id="id2" draw:id="id2" draw:layer="layout" svg:width="5cm" svg:height="1.5cm" svg:x="4.5cm" svg:y="5.8cm">
          <text:p text:style-name="P7">Контроллер</text:p>
          <draw:enhanced-geometry svg:viewBox="0 0 21600 21600" draw:type="rectangle" draw:enhanced-path="M 0 0 L 21600 0 21600 21600 0 21600 0 0 Z N"/>
        </draw:custom-shape>
        <draw:custom-shape draw:style-name="gr3" draw:text-style-name="P8" xml:id="id1" draw:id="id1" draw:layer="layout" svg:width="4.5cm" svg:height="1.5cm" svg:x="2cm" svg:y="3.3cm">
          <text:p text:style-name="P7">Штатное</text:p>
          <text:p text:style-name="P7"><text:s/>расписан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4.5cm" svg:height="1.5cm" svg:x="19.5cm" svg:y="7.9cm">
          <text:p text:style-name="P7">Свойства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5cm" svg:height="1.5cm" svg:x="22.5cm" svg:y="3cm">
          <text:p text:style-name="P7">Классификатор</text:p>
          <text:p text:style-name="P7">Свойств</text:p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5cm" svg:height="1.5cm" svg:x="4.4cm" svg:y="14cm">
          <text:p text:style-name="P7">Расположение</text:p>
          <draw:enhanced-geometry svg:viewBox="0 0 21600 21600" draw:type="rectangle" draw:enhanced-path="M 0 0 L 21600 0 21600 21600 0 21600 0 0 Z N"/>
        </draw:custom-shape>
        <draw:custom-shape draw:style-name="gr6" draw:text-style-name="P10" xml:id="id4" draw:id="id4" draw:layer="layout" svg:width="6.25cm" svg:height="6.25cm" svg:x="10.975cm" svg:y="6.875cm">
          <text:p text:style-name="P9"><text:span text:style-name="T8">М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7" draw:id="id7" draw:layer="layout" svg:width="4.5cm" svg:height="1.5cm" svg:x="19.5cm" svg:y="14cm">
          <text:p text:style-name="P7">События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2cm" svg:y1="4.05cm" svg:x2="4.5cm" svg:y2="6.55cm" draw:start-shape="id1" draw:start-glue-point="3" draw:end-shape="id2" draw:end-glue-point="3" svg:d="M2000 4050h-501v2500h3001" svg:viewBox="0 0 3002 2501">
          <text:p/>
        </draw:connector>
        <draw:connector draw:style-name="gr7" draw:text-style-name="P11" draw:layer="layout" svg:x1="2cm" svg:y1="4.05cm" svg:x2="4.4cm" svg:y2="14.75cm" draw:start-shape="id1" draw:start-glue-point="3" draw:end-shape="id3" draw:end-glue-point="3" svg:d="M2000 4050h-501v10700h2901" svg:viewBox="0 0 2902 10701">
          <text:p/>
        </draw:connector>
        <draw:connector draw:style-name="gr8" draw:text-style-name="P12" draw:layer="layout" draw:type="curve" svg:x1="17.225cm" svg:y1="10cm" svg:x2="19.5cm" svg:y2="8.65cm" draw:start-shape="id4" draw:start-glue-point="10" draw:end-shape="id5" draw:end-glue-point="3" svg:d="M17225 10000c1707 0 570-1350 2275-1350" svg:viewBox="0 0 2276 1351">
          <text:p/>
        </draw:connector>
        <draw:connector draw:style-name="gr8" draw:text-style-name="P12" draw:layer="layout" draw:type="curve" draw:line-skew="0.745cm" svg:x1="11.89cm" svg:y1="7.79cm" svg:x2="9.5cm" svg:y2="6.55cm" draw:start-shape="id4" draw:start-glue-point="5" draw:end-shape="id2" draw:end-glue-point="1" svg:d="M11890 7790c-1360 0-166-1240-2390-1240" svg:viewBox="0 0 2391 1241">
          <text:p/>
        </draw:connector>
        <draw:connector draw:style-name="gr8" draw:text-style-name="P12" draw:layer="layout" draw:type="curve" svg:x1="6.9cm" svg:y1="14cm" svg:x2="11.89cm" svg:y2="12.21cm" draw:start-shape="id3" draw:start-glue-point="0" draw:end-shape="id4" draw:end-glue-point="7" svg:d="M6900 14000c0-1194 1663-1790 4990-1790" svg:viewBox="0 0 4991 1791">
          <text:p/>
        </draw:connector>
        <draw:connector draw:style-name="gr7" draw:text-style-name="P11" draw:layer="layout" svg:x1="25cm" svg:y1="4.5cm" svg:x2="24cm" svg:y2="8.65cm" draw:start-shape="id6" draw:start-glue-point="2" draw:end-shape="id5" draw:end-glue-point="1" svg:d="M25000 4500v4150h-1000" svg:viewBox="0 0 1001 4151">
          <text:p/>
        </draw:connector>
        <draw:connector draw:style-name="gr9" draw:text-style-name="P12" draw:layer="layout" draw:type="curve" svg:x1="9.4cm" svg:y1="14.75cm" svg:x2="19.5cm" svg:y2="14.75cm" draw:start-shape="id3" draw:start-glue-point="1" draw:end-shape="id7" svg:d="M9400 14750h10100" svg:viewBox="0 0 10101 1">
          <text:p/>
        </draw:connector>
        <draw:connector draw:style-name="gr9" draw:text-style-name="P12" draw:layer="layout" draw:type="curve" svg:x1="21.75cm" svg:y1="9.4cm" svg:x2="21.75cm" svg:y2="14cm" draw:start-shape="id5" draw:start-glue-point="2" draw:end-shape="id7" draw:end-glue-point="0" svg:d="M21750 9400v4600" svg:viewBox="0 0 1 4601">
          <text:p/>
        </draw:connector>
        <draw:connector draw:style-name="gr9" draw:text-style-name="P12" draw:layer="layout" draw:type="curve" svg:x1="7cm" svg:y1="7.3cm" svg:x2="19.5cm" svg:y2="14.75cm" draw:start-shape="id2" draw:start-glue-point="2" draw:end-shape="id7" draw:end-glue-point="3" svg:d="M7000 7300c0 4967 4166 7450 12500 7450" svg:viewBox="0 0 12501 7451">
          <text:p/>
        </draw:connector>
        <draw:frame draw:style-name="gr10" draw:text-style-name="P14" draw:layer="layout" svg:width="25.5cm" svg:height="1.675cm" svg:x="1.25cm" svg:y="0.5cm">
          <draw:text-box>
            <text:p text:style-name="P13"><text:span text:style-name="T9">Структура OIS</text:span></text:p>
          </draw:text-box>
        </draw:frame>
        <draw:connector draw:style-name="gr8" draw:text-style-name="P12" draw:layer="layout" draw:type="curve" svg:x1="1.537cm" svg:y1="17.461cm" svg:x2="3.9cm" svg:y2="17.51cm" svg:d="M1537 17461c1773 0 592 49 2363 49" svg:viewBox="0 0 2364 50">
          <text:p/>
        </draw:connector>
        <draw:connector draw:style-name="gr9" draw:text-style-name="P12" draw:layer="layout" draw:type="curve" svg:x1="1.4cm" svg:y1="18.2cm" svg:x2="4.145cm" svg:y2="18.15cm" svg:d="M1400 18200c2059 0 687-50 2745-50" svg:viewBox="0 0 2746 51">
          <text:p/>
        </draw:connector>
        <draw:frame draw:style-name="gr11" draw:text-style-name="P16" draw:layer="layout" svg:width="7.656cm" svg:height="1.675cm" svg:x="4.4cm" svg:y="17cm">
          <draw:text-box>
            <text:p text:style-name="P15">Связь</text:p>
            <text:p text:style-name="P15">Возникновение событ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5" draw:text-style-name="P18" draw:layer="layout" svg:width="25.199cm" svg:height="1.663cm" svg:x="1.4cm" svg:y="0.837cm" presentation:class="subtitle" presentation:user-transformed="true">
          <draw:text-box>
            <text:p text:style-name="P17">МЦ</text:p>
          </draw:text-box>
        </draw:frame>
        <draw:custom-shape draw:style-name="gr6" draw:text-style-name="P10" xml:id="id9" draw:id="id9" draw:layer="layout" svg:width="6.25cm" svg:height="6.25cm" svg:x="2.5cm" svg:y="8.75cm">
          <text:p text:style-name="P9"><text:span text:style-name="T8">М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9" draw:layer="layout" svg:width="24.803cm" svg:height="1.98cm" svg:x="1.599cm" svg:y="2.5cm">
          <draw:text-box>
            <text:p text:style-name="P6"><text:span text:style-name="T6">ценности в вещественной форме, в виде имущества, товаров, предметов...</text:span></text:p>
          </draw:text-box>
        </draw:frame>
        <draw:custom-shape draw:style-name="gr13" draw:text-style-name="P7" xml:id="id8" draw:id="id8" draw:layer="layout" svg:width="6cm" svg:height="1.5cm" svg:x="11cm" svg:y="6.5cm">
          <text:p text:style-name="P7">Запчасти</text:p>
          <draw:enhanced-geometry svg:viewBox="0 0 21600 21600" draw:type="rectangle" draw:enhanced-path="M 0 0 L 21600 0 21600 21600 0 21600 0 0 Z N"/>
        </draw:custom-shape>
        <draw:custom-shape draw:style-name="gr13" draw:text-style-name="P7" xml:id="id10" draw:id="id10" draw:layer="layout" svg:width="6cm" svg:height="1.5cm" svg:x="11cm" svg:y="12.5cm">
          <text:p text:style-name="P7">Комплектующие</text:p>
          <draw:enhanced-geometry svg:viewBox="0 0 21600 21600" draw:type="rectangle" draw:enhanced-path="M 0 0 L 21600 0 21600 21600 0 21600 0 0 Z N"/>
        </draw:custom-shape>
        <draw:custom-shape draw:style-name="gr13" draw:text-style-name="P7" xml:id="id11" draw:id="id11" draw:layer="layout" svg:width="6cm" svg:height="1.5cm" svg:x="11cm" svg:y="17cm">
          <text:p text:style-name="P7">Оснастка</text:p>
          <draw:enhanced-geometry svg:viewBox="0 0 21600 21600" draw:type="rectangle" draw:enhanced-path="M 0 0 L 21600 0 21600 21600 0 21600 0 0 Z N"/>
        </draw:custom-shape>
        <draw:custom-shape draw:style-name="gr13" draw:text-style-name="P7" xml:id="id12" draw:id="id12" draw:layer="layout" svg:width="6cm" svg:height="1.5cm" svg:x="18.4cm" svg:y="4.5cm">
          <text:p text:style-name="P7">Электрика</text:p>
          <draw:enhanced-geometry svg:viewBox="0 0 21600 21600" draw:type="rectangle" draw:enhanced-path="M 0 0 L 21600 0 21600 21600 0 21600 0 0 Z N"/>
        </draw:custom-shape>
        <draw:custom-shape draw:style-name="gr13" draw:text-style-name="P7" xml:id="id13" draw:id="id13" draw:layer="layout" svg:width="6cm" svg:height="1.5cm" svg:x="18.4cm" svg:y="6.5cm">
          <text:p text:style-name="P7">Механика</text:p>
          <draw:enhanced-geometry svg:viewBox="0 0 21600 21600" draw:type="rectangle" draw:enhanced-path="M 0 0 L 21600 0 21600 21600 0 21600 0 0 Z N"/>
        </draw:custom-shape>
        <draw:custom-shape draw:style-name="gr13" draw:text-style-name="P7" xml:id="id14" draw:id="id14" draw:layer="layout" svg:width="6cm" svg:height="1.5cm" svg:x="18.4cm" svg:y="8.5cm">
          <text:p text:style-name="P7">Гидравлика</text:p>
          <draw:enhanced-geometry svg:viewBox="0 0 21600 21600" draw:type="rectangle" draw:enhanced-path="M 0 0 L 21600 0 21600 21600 0 21600 0 0 Z N"/>
        </draw:custom-shape>
        <draw:custom-shape draw:style-name="gr13" draw:text-style-name="P7" xml:id="id15" draw:id="id15" draw:layer="layout" svg:width="6cm" svg:height="1.5cm" svg:x="18.4cm" svg:y="10.5cm">
          <text:p text:style-name="P7">Кабели, провода</text:p>
          <draw:enhanced-geometry svg:viewBox="0 0 21600 21600" draw:type="rectangle" draw:enhanced-path="M 0 0 L 21600 0 21600 21600 0 21600 0 0 Z N"/>
        </draw:custom-shape>
        <draw:custom-shape draw:style-name="gr13" draw:text-style-name="P7" xml:id="id16" draw:id="id16" draw:layer="layout" svg:width="6cm" svg:height="1.5cm" svg:x="18.5cm" svg:y="12.5cm">
          <text:p text:style-name="P7">Трубы</text:p>
          <draw:enhanced-geometry svg:viewBox="0 0 21600 21600" draw:type="rectangle" draw:enhanced-path="M 0 0 L 21600 0 21600 21600 0 21600 0 0 Z N"/>
        </draw:custom-shape>
        <draw:custom-shape draw:style-name="gr13" draw:text-style-name="P7" xml:id="id17" draw:id="id17" draw:layer="layout" svg:width="6cm" svg:height="1.5cm" svg:x="18.4cm" svg:y="14.5cm">
          <text:p text:style-name="P7">Сортовой прокат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curve" svg:x1="11cm" svg:y1="7.25cm" svg:x2="5.625cm" svg:y2="8.75cm" draw:start-shape="id8" draw:start-glue-point="3" draw:end-shape="id9" draw:end-glue-point="4" svg:d="M11000 7250c-3584 0-5375 500-5375 1500" svg:viewBox="0 0 5376 1501">
          <text:p/>
        </draw:connector>
        <draw:connector draw:style-name="gr14" draw:text-style-name="P12" draw:layer="layout" draw:type="curve" svg:x1="11cm" svg:y1="13.25cm" svg:x2="8.75cm" svg:y2="11.875cm" draw:start-shape="id10" draw:start-glue-point="3" draw:end-shape="id9" svg:d="M11000 13250c-1686 0-561-1375-2250-1375" svg:viewBox="0 0 2251 1376">
          <text:p/>
        </draw:connector>
        <draw:connector draw:style-name="gr14" draw:text-style-name="P12" draw:layer="layout" draw:type="curve" svg:x1="11cm" svg:y1="17.75cm" svg:x2="7.835cm" svg:y2="14.085cm" draw:start-shape="id11" draw:start-glue-point="3" draw:end-shape="id9" draw:end-glue-point="9" svg:d="M11000 17750c-1686 0-104-3665-3165-3665" svg:viewBox="0 0 3166 3666">
          <text:p/>
        </draw:connector>
        <draw:connector draw:style-name="gr7" draw:text-style-name="P11" draw:layer="layout" svg:x1="17cm" svg:y1="7.25cm" svg:x2="18.4cm" svg:y2="5.25cm" draw:start-shape="id8" draw:start-glue-point="1" draw:end-shape="id12" draw:end-glue-point="3" svg:d="M17000 7250h700v-2000h700" svg:viewBox="0 0 1401 2001">
          <text:p/>
        </draw:connector>
        <draw:connector draw:style-name="gr7" draw:text-style-name="P11" draw:layer="layout" svg:x1="17cm" svg:y1="7.25cm" svg:x2="18.4cm" svg:y2="7.25cm" draw:start-shape="id8" draw:start-glue-point="1" draw:end-shape="id13" draw:end-glue-point="3" svg:d="M17000 7250h1400" svg:viewBox="0 0 1401 1">
          <text:p/>
        </draw:connector>
        <draw:connector draw:style-name="gr7" draw:text-style-name="P11" draw:layer="layout" svg:x1="17cm" svg:y1="7.25cm" svg:x2="18.4cm" svg:y2="9.25cm" draw:start-shape="id8" draw:start-glue-point="1" draw:end-shape="id14" draw:end-glue-point="3" svg:d="M17000 7250h700v2000h700" svg:viewBox="0 0 1401 2001">
          <text:p/>
        </draw:connector>
        <draw:connector draw:style-name="gr7" draw:text-style-name="P11" draw:layer="layout" svg:x1="17cm" svg:y1="13.25cm" svg:x2="18.4cm" svg:y2="11.25cm" draw:start-shape="id10" draw:start-glue-point="1" draw:end-shape="id15" draw:end-glue-point="3" svg:d="M17000 13250h700v-2000h700" svg:viewBox="0 0 1401 2001">
          <text:p/>
        </draw:connector>
        <draw:connector draw:style-name="gr7" draw:text-style-name="P11" draw:layer="layout" svg:x1="17cm" svg:y1="13.25cm" svg:x2="18.5cm" svg:y2="13.25cm" draw:start-shape="id10" draw:start-glue-point="1" draw:end-shape="id16" svg:d="M17000 13250h1500" svg:viewBox="0 0 1501 1">
          <text:p/>
        </draw:connector>
        <draw:connector draw:style-name="gr7" draw:text-style-name="P11" draw:layer="layout" svg:x1="17cm" svg:y1="13.25cm" svg:x2="18.4cm" svg:y2="15.25cm" draw:start-shape="id10" draw:start-glue-point="1" draw:end-shape="id17" svg:d="M17000 13250h700v2000h700" svg:viewBox="0 0 1401 2001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text-style-name="P18" draw:layer="layout" svg:width="25.199cm" svg:height="1.663cm" svg:x="1.301cm" svg:y="-0.163cm" presentation:class="subtitle" presentation:user-transformed="true">
          <draw:text-box>
            <text:p text:style-name="P17">Свойства</text:p>
          </draw:text-box>
        </draw:frame>
        <draw:custom-shape draw:style-name="gr15" draw:text-style-name="P11" xml:id="id23" draw:id="id23" draw:layer="layout" svg:width="6cm" svg:height="2.5cm" svg:x="2cm" svg:y="10cm">
          <text:p text:style-name="P11">Классификатор</text:p>
          <text:p text:style-name="P11">По назначению</text:p>
          <draw:enhanced-geometry svg:viewBox="0 0 21600 21600" draw:type="rectangle" draw:enhanced-path="M 0 0 L 21600 0 21600 21600 0 21600 0 0 Z N"/>
        </draw:custom-shape>
        <draw:custom-shape draw:style-name="gr6" draw:text-style-name="P10" xml:id="id18" draw:id="id18" draw:layer="layout" svg:width="6.25cm" svg:height="6.25cm" svg:x="11.25cm" svg:y="5cm">
          <text:p text:style-name="P9"><text:span text:style-name="T8">М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24" draw:id="id24" draw:layer="layout" svg:width="5.5cm" svg:height="1.5cm" svg:x="4.2cm" svg:y="13cm">
          <text:p text:style-name="P11">Свойство 1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9" draw:id="id19" draw:layer="layout" svg:width="8.5cm" svg:height="1cm" svg:x="1.3cm" svg:y="2.5cm">
          <text:p text:style-name="P11">Общие свойства для всех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0" draw:id="id20" draw:layer="layout" svg:width="5.5cm" svg:height="1.5cm" svg:x="4.3cm" svg:y="4cm">
          <text:p text:style-name="P11">Наименование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1" draw:id="id21" draw:layer="layout" svg:width="5.5cm" svg:height="1.5cm" svg:x="4.3cm" svg:y="6cm">
          <text:p text:style-name="P11">Описание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2" draw:id="id22" draw:layer="layout" svg:width="5.5cm" svg:height="1.5cm" svg:x="4.3cm" svg:y="8cm">
          <text:p text:style-name="P11">Количество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5" draw:id="id25" draw:layer="layout" svg:width="5.5cm" svg:height="1.5cm" svg:x="4.2cm" svg:y="15cm">
          <text:p text:style-name="P11">Свойство 1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6" draw:id="id26" draw:layer="layout" svg:width="5.5cm" svg:height="1.5cm" svg:x="4.2cm" svg:y="17cm">
          <text:p text:style-name="P11">Свойство 2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7" draw:id="id27" draw:layer="layout" svg:width="5.5cm" svg:height="1.5cm" svg:x="11.2cm" svg:y="16cm">
          <text:p text:style-name="P11">Значение 1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8" draw:id="id28" draw:layer="layout" svg:width="5.5cm" svg:height="1.5cm" svg:x="11.2cm" svg:y="18cm">
          <text:p text:style-name="P11">Значение 2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draw:type="curve" svg:x1="14.375cm" svg:y1="5cm" svg:x2="9.8cm" svg:y2="3cm" draw:start-shape="id18" draw:start-glue-point="4" draw:end-shape="id19" draw:end-glue-point="1" svg:d="M14375 5000c0-1334-1525-2000-4575-2000" svg:viewBox="0 0 4576 2001">
          <text:p/>
        </draw:connector>
        <draw:connector draw:style-name="gr7" draw:text-style-name="P11" draw:layer="layout" svg:x1="1.3cm" svg:y1="3cm" svg:x2="4.3cm" svg:y2="4.75cm" draw:start-shape="id19" draw:start-glue-point="3" draw:end-shape="id20" svg:d="M1300 3000h-501v1750h3501" svg:viewBox="0 0 3502 1751">
          <text:p/>
        </draw:connector>
        <draw:connector draw:style-name="gr7" draw:text-style-name="P11" draw:layer="layout" svg:x1="1.3cm" svg:y1="3cm" svg:x2="4.3cm" svg:y2="6.75cm" draw:start-shape="id19" draw:start-glue-point="3" draw:end-shape="id21" draw:end-glue-point="3" svg:d="M1300 3000h-501v3750h3501" svg:viewBox="0 0 3502 3751">
          <text:p/>
        </draw:connector>
        <draw:connector draw:style-name="gr7" draw:text-style-name="P11" draw:layer="layout" svg:x1="1.3cm" svg:y1="3cm" svg:x2="4.3cm" svg:y2="8.75cm" draw:start-shape="id19" draw:start-glue-point="3" draw:end-shape="id22" draw:end-glue-point="3" svg:d="M1300 3000h-501v5750h3501" svg:viewBox="0 0 3502 5751">
          <text:p/>
        </draw:connector>
        <draw:connector draw:style-name="gr7" draw:text-style-name="P11" draw:layer="layout" svg:x1="2cm" svg:y1="11.25cm" svg:x2="4.2cm" svg:y2="13.75cm" draw:start-shape="id23" draw:start-glue-point="3" draw:end-shape="id24" draw:end-glue-point="3" svg:d="M2000 11250h-501v2500h2701" svg:viewBox="0 0 2702 2501">
          <text:p/>
        </draw:connector>
        <draw:connector draw:style-name="gr7" draw:text-style-name="P11" draw:layer="layout" svg:x1="2cm" svg:y1="11.25cm" svg:x2="4.2cm" svg:y2="15.75cm" draw:start-shape="id23" draw:start-glue-point="3" draw:end-shape="id25" draw:end-glue-point="3" svg:d="M2000 11250h-501v4500h2701" svg:viewBox="0 0 2702 4501">
          <text:p/>
        </draw:connector>
        <draw:connector draw:style-name="gr7" draw:text-style-name="P11" draw:layer="layout" svg:x1="2cm" svg:y1="11.25cm" svg:x2="4.2cm" svg:y2="17.75cm" draw:start-shape="id23" draw:start-glue-point="3" draw:end-shape="id26" draw:end-glue-point="3" svg:d="M2000 11250h-501v6500h2701" svg:viewBox="0 0 2702 6501">
          <text:p/>
        </draw:connector>
        <draw:connector draw:style-name="gr7" draw:text-style-name="P11" draw:layer="layout" svg:x1="9.7cm" svg:y1="17.75cm" svg:x2="11.2cm" svg:y2="16.75cm" draw:start-shape="id26" draw:start-glue-point="1" draw:end-shape="id27" svg:d="M9700 17750h750v-1000h750" svg:viewBox="0 0 1501 1001">
          <text:p/>
        </draw:connector>
        <draw:connector draw:style-name="gr7" draw:text-style-name="P11" draw:layer="layout" svg:x1="11.2cm" svg:y1="18.75cm" svg:x2="9.7cm" svg:y2="17.75cm" draw:start-shape="id28" draw:start-glue-point="3" draw:end-shape="id26" draw:end-glue-point="1" svg:d="M11200 18750h-750v-1000h-750" svg:viewBox="0 0 1501 1001">
          <text:p/>
        </draw:connector>
        <draw:connector draw:style-name="gr18" draw:text-style-name="P12" draw:layer="layout" draw:type="curve" svg:x1="12.165cm" svg:y1="10.335cm" svg:x2="9.7cm" svg:y2="13.75cm" draw:start-shape="id18" draw:start-glue-point="7" draw:end-shape="id24" draw:end-glue-point="1" svg:d="M12165 10335c-2535 0-1303 3415-2465 3415" svg:viewBox="0 0 2466 3416">
          <text:p/>
        </draw:connector>
        <draw:connector draw:style-name="gr18" draw:text-style-name="P12" draw:layer="layout" draw:type="curve" svg:x1="14.375cm" svg:y1="11.25cm" svg:x2="9.7cm" svg:y2="15.75cm" draw:start-shape="id18" draw:start-glue-point="8" draw:end-shape="id25" draw:end-glue-point="1" svg:d="M14375 11250c0 3000-1558 4500-4675 4500" svg:viewBox="0 0 4676 4501">
          <text:p/>
        </draw:connector>
        <draw:connector draw:style-name="gr18" draw:text-style-name="P12" draw:layer="layout" draw:type="curve" svg:x1="16.585cm" svg:y1="10.335cm" svg:x2="16.7cm" svg:y2="18.75cm" draw:start-shape="id18" draw:start-glue-point="9" draw:end-shape="id28" draw:end-glue-point="1" svg:d="M16585 10335c2125 0 2068 8415 115 8415" svg:viewBox="0 0 1588 8416">
          <text:p/>
        </draw:connector>
        <draw:custom-shape draw:style-name="gr16" draw:text-style-name="P11" xml:id="id31" draw:id="id31" draw:layer="layout" svg:width="5.5cm" svg:height="1.5cm" svg:x="22cm" svg:y="6.5cm">
          <text:p text:style-name="P11">Фотография</text:p>
          <draw:enhanced-geometry svg:viewBox="0 0 21600 21600" draw:type="rectangle" draw:enhanced-path="M 0 0 L 21600 0 21600 21600 0 21600 0 0 Z N"/>
        </draw:custom-shape>
        <draw:custom-shape draw:style-name="gr16" draw:text-style-name="P11" xml:id="id30" draw:id="id30" draw:layer="layout" svg:width="5.5cm" svg:height="1.5cm" svg:x="22cm" svg:y="4.5cm">
          <text:p text:style-name="P11">Документация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9" draw:id="id29" draw:layer="layout" svg:width="5.5cm" svg:height="1.5cm" svg:x="21cm" svg:y="2cm">
          <text:p text:style-name="P11">Файлы</text:p>
          <draw:enhanced-geometry svg:viewBox="0 0 21600 21600" draw:type="rectangle" draw:enhanced-path="M 0 0 L 21600 0 21600 21600 0 21600 0 0 Z N"/>
        </draw:custom-shape>
        <draw:custom-shape draw:style-name="gr16" draw:text-style-name="P11" xml:id="id32" draw:id="id32" draw:layer="layout" svg:width="5.5cm" svg:height="1.5cm" svg:x="22cm" svg:y="8.5cm">
          <text:p text:style-name="P11">ПО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svg:x1="16.585cm" svg:y1="5.915cm" svg:x2="21cm" svg:y2="2.75cm" draw:start-shape="id18" draw:start-glue-point="11" draw:end-shape="id29" draw:end-glue-point="3" svg:d="M16585 5915c3999 0 1792-3165 4415-3165" svg:viewBox="0 0 4416 3166">
          <text:p/>
        </draw:connector>
        <draw:connector draw:style-name="gr7" draw:text-style-name="P11" draw:layer="layout" svg:x1="21cm" svg:y1="2.75cm" svg:x2="22cm" svg:y2="5.25cm" draw:start-shape="id29" draw:start-glue-point="3" draw:end-shape="id30" svg:d="M21000 2750h-501v2500h1501" svg:viewBox="0 0 1502 2501">
          <text:p/>
        </draw:connector>
        <draw:connector draw:style-name="gr7" draw:text-style-name="P11" draw:layer="layout" svg:x1="21cm" svg:y1="2.75cm" svg:x2="22cm" svg:y2="7.25cm" draw:start-shape="id29" draw:start-glue-point="3" draw:end-shape="id31" svg:d="M21000 2750h-501v4500h1501" svg:viewBox="0 0 1502 4501">
          <text:p/>
        </draw:connector>
        <draw:connector draw:style-name="gr7" draw:text-style-name="P11" draw:layer="layout" svg:x1="21cm" svg:y1="2.75cm" svg:x2="22cm" svg:y2="9.25cm" draw:start-shape="id29" draw:start-glue-point="3" draw:end-shape="id32" svg:d="M21000 2750h-501v6500h1501" svg:viewBox="0 0 1502 6501">
          <text:p/>
        </draw:connector>
        <draw:frame draw:style-name="gr20" draw:text-style-name="P21" draw:layer="layout" svg:width="17cm" svg:height="1cm" svg:x="6.5cm" svg:y="1cm">
          <draw:text-box>
            <text:p>База знаний по МЦ <text:span text:style-name="T4">(knowledge base for inventory (KBI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18" draw:layer="layout" svg:width="25.199cm" svg:height="1.267cm" svg:x="1.4cm" svg:y="0.785cm" presentation:class="subtitle" presentation:user-transformed="true">
          <draw:text-box>
            <text:p text:style-name="P17">Месторасположение</text:p>
          </draw:text-box>
        </draw:frame>
        <draw:custom-shape draw:style-name="gr3" draw:text-style-name="P8" xml:id="id39" draw:id="id39" draw:layer="layout" svg:width="4.5cm" svg:height="1.5cm" svg:x="20.748cm" svg:y="4cm">
          <text:p text:style-name="P7">Штатное</text:p>
          <text:p text:style-name="P7"><text:s/>расписан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33" draw:id="id33" draw:layer="layout" svg:width="6.25cm" svg:height="6.25cm" svg:x="5.75cm" svg:y="2cm">
          <text:p text:style-name="P9"><text:span text:style-name="T8">М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draw:line-skew="0cm 1.889cm" svg:x1="5.75cm" svg:y1="5.125cm" svg:x2="8cm" svg:y2="15.5cm" draw:start-shape="id33" draw:start-glue-point="6" draw:end-shape="id34" draw:end-glue-point="0" svg:d="M5750 5125c-751 0-626 4320 124 6264s2126 1509 2126 4111" svg:viewBox="0 0 2756 10376">
          <text:p/>
        </draw:connector>
        <draw:custom-shape draw:style-name="gr2" draw:text-style-name="P7" xml:id="id35" draw:id="id35" draw:layer="layout" svg:width="5cm" svg:height="1.5cm" svg:x="13cm" svg:y="8cm">
          <text:p text:style-name="P7">Территория</text:p>
          <draw:enhanced-geometry svg:viewBox="0 0 21600 21600" draw:type="rectangle" draw:enhanced-path="M 0 0 L 21600 0 21600 21600 0 21600 0 0 Z N"/>
        </draw:custom-shape>
        <draw:custom-shape draw:style-name="gr2" draw:text-style-name="P7" xml:id="id36" draw:id="id36" draw:layer="layout" svg:width="5cm" svg:height="1.5cm" svg:x="14cm" svg:y="10cm">
          <text:p text:style-name="P7">Здание</text:p>
          <draw:enhanced-geometry svg:viewBox="0 0 21600 21600" draw:type="rectangle" draw:enhanced-path="M 0 0 L 21600 0 21600 21600 0 21600 0 0 Z N"/>
        </draw:custom-shape>
        <draw:custom-shape draw:style-name="gr2" draw:text-style-name="P7" xml:id="id37" draw:id="id37" draw:layer="layout" svg:width="5cm" svg:height="1.5cm" svg:x="15cm" svg:y="12cm">
          <text:p text:style-name="P7">Этаж</text:p>
          <draw:enhanced-geometry svg:viewBox="0 0 21600 21600" draw:type="rectangle" draw:enhanced-path="M 0 0 L 21600 0 21600 21600 0 21600 0 0 Z N"/>
        </draw:custom-shape>
        <draw:custom-shape draw:style-name="gr2" draw:text-style-name="P7" xml:id="id38" draw:id="id38" draw:layer="layout" svg:width="5cm" svg:height="1.5cm" svg:x="16cm" svg:y="14cm">
          <text:p text:style-name="P7">Помещение</text:p>
          <draw:enhanced-geometry svg:viewBox="0 0 21600 21600" draw:type="rectangle" draw:enhanced-path="M 0 0 L 21600 0 21600 21600 0 21600 0 0 Z N"/>
        </draw:custom-shape>
        <draw:custom-shape draw:style-name="gr21" draw:text-style-name="P7" xml:id="id34" draw:id="id34" draw:layer="layout" svg:width="13cm" svg:height="5cm" svg:x="1.5cm" svg:y="15.5cm">
          <text:p text:style-name="P7">Координаты</text:p>
          <text:p text:style-name="P7">с.ш. в.д.</text:p>
          <text:p text:style-name="P7">55°25'17.3"N 42°31'56.0"E</text:p>
          <text:p text:style-name="P7">ЦЭМ-АБК-3-13-ОТА</text:p>
          <text:p text:style-name="P7"/>
          <text:p text:style-name="P7"><text:a xlink:href="https://www.google.ru/maps/place/55°25'17.3%22N+42°31'56.0%22E/@55.421469,42.5300313,643m/data=!3m2!1e3!4b1!4m5!3m4!1s0x0:0x0!8m2!3d55.421466!4d42.53222?hl=ru" xlink:type="simple">Склад ОТА</text:a></text:p>
          <text:p text:style-name="P7"/>
          <draw:enhanced-geometry svg:viewBox="0 0 21600 21600" draw:type="rectangle" draw:enhanced-path="M 0 0 L 21600 0 21600 21600 0 21600 0 0 Z N"/>
        </draw:custom-shape>
        <draw:connector draw:style-name="gr18" draw:text-style-name="P12" draw:layer="layout" draw:type="curve" svg:x1="12cm" svg:y1="5.125cm" svg:x2="15.5cm" svg:y2="8cm" draw:start-shape="id33" draw:end-shape="id35" svg:d="M12000 5125c2334 0 3500 958 3500 2875" svg:viewBox="0 0 3501 2876">
          <text:p/>
        </draw:connector>
        <draw:connector draw:style-name="gr18" draw:text-style-name="P12" draw:layer="layout" draw:type="curve" draw:line-skew="-1.23cm" svg:x1="11.085cm" svg:y1="7.335cm" svg:x2="14cm" svg:y2="10.75cm" draw:start-shape="id33" draw:start-glue-point="9" draw:end-shape="id36" draw:end-glue-point="3" svg:d="M11085 7335c1029 0-428 3415 2915 3415" svg:viewBox="0 0 2916 3416">
          <text:p/>
        </draw:connector>
        <draw:connector draw:style-name="gr18" draw:text-style-name="P12" draw:layer="layout" draw:type="curve" svg:x1="8.875cm" svg:y1="8.25cm" svg:x2="15cm" svg:y2="12.75cm" draw:start-shape="id33" draw:start-glue-point="8" draw:end-shape="id37" draw:end-glue-point="3" svg:d="M8875 8250c0 3000 2041 4500 6125 4500" svg:viewBox="0 0 6126 4501">
          <text:p/>
        </draw:connector>
        <draw:connector draw:style-name="gr18" draw:text-style-name="P12" draw:layer="layout" draw:type="curve" svg:x1="6.665cm" svg:y1="7.335cm" svg:x2="16cm" svg:y2="14.75cm" draw:start-shape="id33" draw:start-glue-point="7" draw:end-shape="id38" draw:end-glue-point="3" svg:d="M6665 7335c0 4944 3111 7415 9335 7415" svg:viewBox="0 0 9336 7416">
          <text:p/>
        </draw:connector>
        <draw:connector draw:style-name="gr7" draw:text-style-name="P11" draw:layer="layout" draw:line-skew="3.499cm" svg:x1="18cm" svg:y1="8.75cm" svg:x2="19cm" svg:y2="10.75cm" draw:start-shape="id35" draw:start-glue-point="1" draw:end-shape="id36" draw:end-glue-point="1" svg:d="M18000 8750h5000v2000h-4000" svg:viewBox="0 0 5001 2001">
          <text:p/>
        </draw:connector>
        <draw:connector draw:style-name="gr7" draw:text-style-name="P11" draw:layer="layout" draw:line-skew="2.499cm" svg:x1="19cm" svg:y1="10.75cm" svg:x2="20cm" svg:y2="12.75cm" draw:start-shape="id36" draw:start-glue-point="1" draw:end-shape="id37" draw:end-glue-point="1" svg:d="M19000 10750h4000v2000h-3000" svg:viewBox="0 0 4001 2001">
          <text:p/>
        </draw:connector>
        <draw:connector draw:style-name="gr7" draw:text-style-name="P11" draw:layer="layout" draw:line-skew="1.499cm" svg:x1="20cm" svg:y1="12.75cm" svg:x2="21cm" svg:y2="14.75cm" draw:start-shape="id37" draw:start-glue-point="1" draw:end-shape="id38" draw:end-glue-point="1" svg:d="M20000 12750h3000v2000h-2000" svg:viewBox="0 0 3001 2001">
          <text:p/>
        </draw:connector>
        <draw:connector draw:style-name="gr7" draw:text-style-name="P11" draw:layer="layout" svg:x1="22.998cm" svg:y1="5.5cm" svg:x2="21cm" svg:y2="14.75cm" draw:start-shape="id39" draw:start-glue-point="2" draw:end-shape="id38" draw:end-glue-point="1" svg:d="M22998 5500v9250h-1998" svg:viewBox="0 0 1999 9251">
          <text:p/>
        </draw:connector>
        <draw:connector draw:style-name="gr18" draw:text-style-name="P12" draw:layer="layout" draw:type="curve" svg:x1="18.5cm" svg:y1="15.5cm" svg:x2="14.5cm" svg:y2="18cm" draw:start-shape="id38" draw:start-glue-point="2" draw:end-shape="id34" svg:d="M18500 15500c0 1667-1333 2500-4000 2500" svg:viewBox="0 0 4001 2501">
          <text:p/>
        </draw:connector>
        <draw:connector draw:style-name="gr18" draw:text-style-name="P12" draw:layer="layout" draw:type="curve" svg:x1="14cm" svg:y1="10.75cm" svg:x2="8cm" svg:y2="15.5cm" draw:start-shape="id36" draw:start-glue-point="3" draw:end-shape="id34" svg:d="M14000 10750c-4000 0-6000 1583-6000 4750" svg:viewBox="0 0 6001 475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5" draw:text-style-name="P18" draw:layer="layout" svg:width="25.199cm" svg:height="1.663cm" svg:x="1.4cm" svg:y="0.837cm" presentation:class="subtitle" presentation:user-transformed="true">
          <draw:text-box>
            <text:p text:style-name="P17">Контроллирующий</text:p>
          </draw:text-box>
        </draw:frame>
        <draw:custom-shape draw:style-name="gr6" draw:text-style-name="P10" xml:id="id40" draw:id="id40" draw:layer="layout" svg:width="6.25cm" svg:height="6.25cm" svg:x="3.5cm" svg:y="6.6cm">
          <text:p text:style-name="P9"><text:span text:style-name="T8">М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41" draw:id="id41" draw:layer="layout" svg:width="8.5cm" svg:height="1.5cm" svg:x="13.2cm" svg:y="9cm">
          <text:p text:style-name="P11">Контролирующий</text:p>
          <draw:enhanced-geometry svg:viewBox="0 0 21600 21600" draw:type="rectangle" draw:enhanced-path="M 0 0 L 21600 0 21600 21600 0 21600 0 0 Z N"/>
        </draw:custom-shape>
        <draw:custom-shape draw:style-name="gr3" draw:text-style-name="P8" xml:id="id42" draw:id="id42" draw:layer="layout" svg:width="4.5cm" svg:height="1.5cm" svg:x="20.5cm" svg:y="3.5cm">
          <text:p text:style-name="P7">Штатное</text:p>
          <text:p text:style-name="P7"><text:s/>расписани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2" draw:layer="layout" draw:type="curve" svg:x1="9.75cm" svg:y1="9.725cm" svg:x2="13.2cm" svg:y2="9.75cm" draw:start-shape="id40" draw:end-shape="id41" svg:d="M9750 9725c2589 0 864 25 3450 25" svg:viewBox="0 0 3451 26">
          <text:p/>
        </draw:connector>
        <draw:connector draw:style-name="gr7" draw:text-style-name="P11" draw:layer="layout" svg:x1="17.45cm" svg:y1="9cm" svg:x2="22.75cm" svg:y2="5cm" draw:start-shape="id41" draw:start-glue-point="0" draw:end-shape="id42" svg:d="M17450 9000v-2000h5300v-2000" svg:viewBox="0 0 5301 4001">
          <text:p/>
        </draw:connector>
        <draw:custom-shape draw:style-name="gr24" draw:text-style-name="P11" xml:id="id43" draw:id="id43" draw:layer="layout" svg:width="10cm" svg:height="3.5cm" svg:x="12.5cm" svg:y="12cm">
          <text:p text:style-name="P11">Система администрирования</text:p>
          <text:p text:style-name="P11">O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svg:x1="17.45cm" svg:y1="10.5cm" svg:x2="17.5cm" svg:y2="12cm" draw:start-shape="id41" draw:start-glue-point="2" draw:end-shape="id43" draw:end-glue-point="4" svg:d="M17450 10500v750h50v750" svg:viewBox="0 0 51 1501">
          <text:p/>
        </draw:connector>
        <draw:connector draw:style-name="gr18" draw:text-style-name="P12" draw:layer="layout" draw:type="curve" svg:x1="12.5cm" svg:y1="13.75cm" svg:x2="8.835cm" svg:y2="11.935cm" draw:start-shape="id43" draw:start-glue-point="6" draw:end-shape="id40" draw:end-glue-point="9" svg:d="M12500 13750c-2061 0-229-1815-3665-1815" svg:viewBox="0 0 3666 181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5" draw:text-style-name="P18" draw:layer="layout" svg:width="25.199cm" svg:height="2.533cm" svg:x="1.4cm" svg:y="0.402cm" presentation:class="subtitle" presentation:user-transformed="true">
          <draw:text-box>
            <text:p text:style-name="P17">События</text:p>
            <text:p text:style-name="P17">Когда?, где?, кто?, что?, зачем?</text:p>
          </draw:text-box>
        </draw:frame>
        <draw:custom-shape draw:style-name="gr6" draw:text-style-name="P10" xml:id="id44" draw:id="id44" draw:layer="layout" svg:width="6.25cm" svg:height="6.25cm" svg:x="2.5cm" svg:y="8.25cm">
          <text:p text:style-name="P9"><text:span text:style-name="T8">М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45" draw:id="id45" draw:layer="layout" svg:width="14.5cm" svg:height="1cm" svg:x="11cm" svg:y="7cm">
          <text:p text:style-name="P11">Постановка на учет.</text:p>
          <draw:enhanced-geometry svg:viewBox="0 0 21600 21600" draw:type="rectangle" draw:enhanced-path="M 0 0 L 21600 0 21600 21600 0 21600 0 0 Z N"/>
        </draw:custom-shape>
        <draw:custom-shape draw:style-name="gr25" draw:text-style-name="P11" xml:id="id46" draw:id="id46" draw:layer="layout" svg:width="14.5cm" svg:height="1cm" svg:x="11cm" svg:y="8.5cm">
          <text:p text:style-name="P11">Снятие с учета (списание, ликвидация).</text:p>
          <draw:enhanced-geometry svg:viewBox="0 0 21600 21600" draw:type="rectangle" draw:enhanced-path="M 0 0 L 21600 0 21600 21600 0 21600 0 0 Z N"/>
        </draw:custom-shape>
        <draw:custom-shape draw:style-name="gr25" draw:text-style-name="P11" xml:id="id48" draw:id="id48" draw:layer="layout" svg:width="14.5cm" svg:height="1cm" svg:x="11cm" svg:y="11.5cm">
          <text:p text:style-name="P11">Изменение месторасположения (движение).</text:p>
          <draw:enhanced-geometry svg:viewBox="0 0 21600 21600" draw:type="rectangle" draw:enhanced-path="M 0 0 L 21600 0 21600 21600 0 21600 0 0 Z N"/>
        </draw:custom-shape>
        <draw:custom-shape draw:style-name="gr25" draw:text-style-name="P11" xml:id="id49" draw:id="id49" draw:layer="layout" svg:width="14.5cm" svg:height="1cm" svg:x="11cm" svg:y="13cm">
          <text:p text:style-name="P11">Изменение контролирующего.</text:p>
          <draw:enhanced-geometry svg:viewBox="0 0 21600 21600" draw:type="rectangle" draw:enhanced-path="M 0 0 L 21600 0 21600 21600 0 21600 0 0 Z N"/>
        </draw:custom-shape>
        <draw:custom-shape draw:style-name="gr25" draw:text-style-name="P11" xml:id="id47" draw:id="id47" draw:layer="layout" svg:width="14.5cm" svg:height="1cm" svg:x="11cm" svg:y="10cm">
          <text:p text:style-name="P11">Изменение, добавление свойств.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curve" svg:x1="8.75cm" svg:y1="11.375cm" svg:x2="11cm" svg:y2="7.5cm" draw:start-shape="id44" draw:start-glue-point="10" draw:end-shape="id45" draw:end-glue-point="3" svg:d="M8750 11375c1689 0 564-3875 2250-3875" svg:viewBox="0 0 2251 3876">
          <text:p/>
        </draw:connector>
        <draw:connector draw:style-name="gr14" draw:text-style-name="P12" draw:layer="layout" draw:type="curve" svg:x1="8.75cm" svg:y1="11.375cm" svg:x2="11cm" svg:y2="9cm" draw:start-shape="id44" draw:start-glue-point="10" draw:end-shape="id46" draw:end-glue-point="3" svg:d="M8750 11375c1689 0 564-2375 2250-2375" svg:viewBox="0 0 2251 2376">
          <text:p/>
        </draw:connector>
        <draw:connector draw:style-name="gr14" draw:text-style-name="P12" draw:layer="layout" draw:type="curve" svg:x1="8.75cm" svg:y1="11.375cm" svg:x2="11cm" svg:y2="10.5cm" draw:start-shape="id44" draw:start-glue-point="10" draw:end-shape="id47" svg:d="M8750 11375c1689 0 564-875 2250-875" svg:viewBox="0 0 2251 876">
          <text:p/>
        </draw:connector>
        <draw:connector draw:style-name="gr14" draw:text-style-name="P12" draw:layer="layout" draw:type="curve" svg:x1="8.75cm" svg:y1="11.375cm" svg:x2="11cm" svg:y2="12cm" draw:start-shape="id44" draw:start-glue-point="10" draw:end-shape="id48" svg:d="M8750 11375c1689 0 564 625 2250 625" svg:viewBox="0 0 2251 626">
          <text:p/>
        </draw:connector>
        <draw:connector draw:style-name="gr14" draw:text-style-name="P12" draw:layer="layout" draw:type="curve" svg:x1="8.75cm" svg:y1="11.375cm" svg:x2="11cm" svg:y2="13.5cm" draw:start-shape="id44" draw:start-glue-point="10" draw:end-shape="id49" svg:d="M8750 11375c1689 0 564 2125 2250 2125" svg:viewBox="0 0 2251 2126">
          <text:p/>
        </draw:connector>
        <draw:custom-shape draw:style-name="gr25" draw:text-style-name="P11" xml:id="id50" draw:id="id50" draw:layer="layout" svg:width="14.5cm" svg:height="1cm" svg:x="11cm" svg:y="14.5cm">
          <text:p text:style-name="P11">Проверка. (Отсутствие (инцидент).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curve" svg:x1="8.75cm" svg:y1="11.375cm" svg:x2="11cm" svg:y2="15cm" draw:start-shape="id44" draw:start-glue-point="10" draw:end-shape="id50" draw:end-glue-point="3" svg:d="M8750 11375c1689 0 564 3625 2250 3625" svg:viewBox="0 0 2251 3626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6B6F24679D659E1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5M36S</meta:editing-duration>
    <meta:editing-cycles>10</meta:editing-cycles>
    <meta:generator>LibreOffice/5.2.2.2$Windows_x86 LibreOffice_project/8f96e87c890bf8fa77463cd4b640a2312823f3ad</meta:generator>
    <dc:date>2018-03-16T13:53:01.303000000</dc:date>
    <meta:document-statistic meta:object-count="158"/>
  </office:meta>
</office:document-meta>
</file>